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Calibri" fo:font-size="10pt" officeooo:rsid="001ad3da" officeooo:paragraph-rsid="0003b08e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alibri" fo:font-weight="bold" officeooo:rsid="0003b08e" officeooo:paragraph-rsid="0003b08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weight="bold" officeooo:rsid="0003b08e" officeooo:paragraph-rsid="0003b08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font-weight="bold" officeooo:rsid="0003b08e" officeooo:paragraph-rsid="0003b08e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weight="normal" officeooo:rsid="0003b08e" officeooo:paragraph-rsid="0003b08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8pt" fo:font-weight="normal" officeooo:rsid="0003b08e" officeooo:paragraph-rsid="0003b08e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0pt" fo:font-weight="bold" officeooo:rsid="0003b08e" officeooo:paragraph-rsid="0003b08e" style:font-size-asian="10pt" style:font-weight-asian="bold" style:font-size-complex="10pt" style:font-weight-complex="bold"/>
    </style:style>
    <style:style style:name="P9" style:family="paragraph" style:parent-style-name="List_20_Paragraph">
      <style:paragraph-properties fo:margin-left="0.635cm" fo:margin-right="0cm" fo:text-indent="-0.635cm" style:auto-text-indent="false"/>
      <style:text-properties style:font-name="Liberation Mono" fo:font-size="10pt" officeooo:paragraph-rsid="0003b08e" style:font-size-asian="10pt" style:font-size-complex="10pt"/>
    </style:style>
    <style:style style:name="P10" style:family="paragraph" style:parent-style-name="List_20_Paragraph">
      <style:paragraph-properties fo:margin-left="0.635cm" fo:margin-right="0cm" fo:text-align="start" style:justify-single-word="false" fo:text-indent="-0.635cm" style:auto-text-indent="false"/>
      <style:text-properties style:font-name="Liberation Mono" fo:font-size="10pt" fo:font-weight="bold" officeooo:rsid="0003b08e" officeooo:paragraph-rsid="0003b08e" style:font-size-asian="10pt" style:font-weight-asian="bold" style:font-size-complex="10pt" style:font-weight-complex="bold"/>
    </style:style>
    <style:style style:name="P11" style:family="paragraph" style:parent-style-name="List_20_Paragraph">
      <style:paragraph-properties fo:margin-left="0.635cm" fo:margin-right="0cm" fo:text-align="start" style:justify-single-word="false" fo:text-indent="-0.635cm" style:auto-text-indent="false"/>
      <style:text-properties style:text-position="0% 100%" style:font-name="Liberation Mono" fo:font-size="10pt" fo:font-weight="bold" officeooo:rsid="0003b08e" officeooo:paragraph-rsid="0003b08e" style:font-size-asian="10pt" style:font-weight-asian="bold" style:font-size-complex="10pt" style:font-weight-complex="bold"/>
    </style:style>
    <style:style style:name="P12" style:family="paragraph" style:parent-style-name="List_20_Paragraph">
      <style:paragraph-properties fo:margin-left="0.635cm" fo:margin-right="0cm" fo:text-align="start" style:justify-single-word="false" fo:text-indent="-0.635cm" style:auto-text-indent="false"/>
      <style:text-properties style:text-position="sub 58%" style:font-name="Liberation Mono" fo:font-size="10pt" fo:language="en" fo:country="US" fo:font-weight="normal" officeooo:rsid="0003b08e" officeooo:paragraph-rsid="0003b08e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.635cm" fo:margin-right="0cm" fo:text-indent="-0.635cm" style:auto-text-indent="false"/>
      <style:text-properties style:font-name="Liberation Mono" fo:font-size="10pt" fo:language="en" fo:country="US" officeooo:paragraph-rsid="0003b08e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Liberation Mono" fo:font-size="10pt" fo:font-weight="normal" officeooo:rsid="0003b08e" officeooo:paragraph-rsid="0003b08e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Liberation Mono" fo:font-size="9pt" fo:font-weight="normal" officeooo:rsid="0003b08e" officeooo:paragraph-rsid="0003b08e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Liberation Mono" fo:font-size="9pt" fo:font-weight="normal" officeooo:rsid="0003b08e" officeooo:paragraph-rsid="000bfd4b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Liberation Mono" fo:font-size="9pt" fo:font-weight="bold" officeooo:rsid="0003b08e" officeooo:paragraph-rsid="0003b08e" style:font-size-asian="9pt" style:font-weight-asian="bold" style:font-size-complex="9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Liberation Mono" fo:font-size="9pt" fo:font-weight="bold" officeooo:rsid="0003b08e" officeooo:paragraph-rsid="000bfd4b" style:font-size-asian="9pt" style:font-weight-asian="bold" style:font-size-complex="9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Calibri" fo:font-size="12pt" fo:font-weight="bold" officeooo:rsid="0003b08e" officeooo:paragraph-rsid="000bfd4b" style:font-size-asian="12pt" style:font-weight-asian="bold" style:font-size-complex="12pt" style:font-weight-complex="bold"/>
    </style:style>
    <style:style style:name="T1" style:family="text">
      <style:text-properties officeooo:rsid="0003b08e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officeooo:rsid="00052dc3" style:font-weight-asian="normal" style:font-weight-complex="normal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language="en" fo:country="US" style:font-weight-complex="normal"/>
    </style:style>
    <style:style style:name="T7" style:family="text">
      <style:text-properties fo:language="en" fo:country="US" officeooo:rsid="0003b08e"/>
    </style:style>
    <style:style style:name="T8" style:family="text">
      <style:text-properties fo:language="en" fo:country="US" officeooo:rsid="00052dc3"/>
    </style:style>
    <style:style style:name="T9" style:family="text">
      <style:text-properties style:text-position="sub 58%" fo:language="en" fo:country="US" officeooo:rsid="0003b08e"/>
    </style:style>
    <style:style style:name="T10" style:family="text">
      <style:text-properties style:text-position="sub 58%" fo:language="en" fo:country="US" fo:font-weight="normal" style:font-weight-asian="normal" style:font-weight-complex="normal"/>
    </style:style>
    <style:style style:name="T11" style:family="text">
      <style:text-properties style:text-position="sub 58%" fo:language="en" fo:country="US" fo:font-weight="normal" officeooo:rsid="0003b08e" style:font-weight-asian="normal" style:font-weight-complex="normal"/>
    </style:style>
    <style:style style:name="T12" style:family="text">
      <style:text-properties style:text-position="sub 58%" fo:language="en" fo:country="US" fo:font-weight="normal" officeooo:rsid="00052dc3" style:font-weight-asian="normal" style:font-weight-complex="normal"/>
    </style:style>
    <style:style style:name="T13" style:family="text">
      <style:text-properties style:text-position="sub 58%" fo:language="en" fo:country="US" officeooo:rsid="00052dc3"/>
    </style:style>
    <style:style style:name="T14" style:family="text">
      <style:text-properties style:text-position="0% 100%" fo:language="en" fo:country="US" officeooo:rsid="0003b08e"/>
    </style:style>
    <style:style style:name="T15" style:family="text">
      <style:text-properties style:text-position="0% 100%" fo:language="en" fo:country="US" fo:font-weight="normal" style:font-weight-asian="normal" style:font-weight-complex="normal"/>
    </style:style>
    <style:style style:name="T16" style:family="text">
      <style:text-properties style:text-position="0% 100%" fo:language="en" fo:country="US" fo:font-weight="normal" officeooo:rsid="0003b08e" style:font-weight-asian="normal" style:font-weight-complex="normal"/>
    </style:style>
    <style:style style:name="T17" style:family="text">
      <style:text-properties style:text-position="0% 100%" fo:language="en" fo:country="US" fo:font-weight="normal" officeooo:rsid="00052dc3" style:font-weight-asian="normal" style:font-weight-complex="normal"/>
    </style:style>
    <style:style style:name="T18" style:family="text">
      <style:text-properties style:text-position="0% 100%" fo:language="en" fo:country="US" fo:font-weight="normal" officeooo:rsid="0006fe25" style:font-weight-asian="normal" style:font-weight-complex="normal"/>
    </style:style>
    <style:style style:name="T19" style:family="text">
      <style:text-properties officeooo:rsid="000bfd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LIMINARY DESIGN REPORT</text:p>
      <text:p text:style-name="P3"/>
      <text:p text:style-name="P4">1. MIPS Program with the Given Subprograms</text:p>
      <text:p text:style-name="P4"/>
      <text:p text:style-name="P15"><text:span text:style-name="T8">## All the code for Preliminary Work of Lab 3</text:span></text:p>
      <text:p text:style-name="P15">## Author: Mert Alp Taytak</text:p>
      <text:p text:style-name="P15"/>
      <text:p text:style-name="P15"><text:tab/>.text</text:p>
      <text:p text:style-name="P15"><text:tab/>.globl __start</text:p>
      <text:p text:style-name="P15"><text:tab/></text:p>
      <text:p text:style-name="P15">__start:</text:p>
      <text:p text:style-name="P15"/>
      <text:p text:style-name="P15"><text:tab/>jal userInterface</text:p>
      <text:p text:style-name="P15"><text:tab/></text:p>
      <text:p text:style-name="P15"><text:tab/>li $v0, 10</text:p>
      <text:p text:style-name="P15"><text:tab/>syscall</text:p>
      <text:p text:style-name="P15"/>
      <text:p text:style-name="P15"># Simple text based interface for preliminary programs</text:p>
      <text:p text:style-name="P15"># No error checking</text:p>
      <text:p text:style-name="P17">userInterface:</text:p>
      <text:p text:style-name="P15"/>
      <text:p text:style-name="P15"><text:tab/># Save to stack</text:p>
      <text:p text:style-name="P15"><text:tab/>sub<text:tab/>$sp, $sp, 4</text:p>
      <text:p text:style-name="P15"><text:tab/>sw <text:tab/>$ra, 0($sp)</text:p>
      <text:p text:style-name="P15"><text:tab/></text:p>
      <text:p text:style-name="P15"><text:tab/>interfaceRepeatPoint:</text:p>
      <text:p text:style-name="P15"><text:tab/></text:p>
      <text:p text:style-name="P15"><text:tab/># Provide menu options</text:p>
      <text:p text:style-name="P15"><text:tab/>la<text:tab/>$a0, strMenu</text:p>
      <text:p text:style-name="P15"><text:tab/>li <text:tab/>$v0, 4</text:p>
      <text:p text:style-name="P15"><text:tab/>syscall</text:p>
      <text:p text:style-name="P15"><text:tab/></text:p>
      <text:p text:style-name="P15"><text:tab/># Get choice</text:p>
      <text:p text:style-name="P15"><text:tab/>li<text:tab/>$v0, 5</text:p>
      <text:p text:style-name="P15"><text:tab/>syscall</text:p>
      <text:p text:style-name="P15"><text:tab/></text:p>
      <text:p text:style-name="P15"><text:tab/># Handle choice</text:p>
      <text:p text:style-name="P15"><text:tab/>beq <text:tab/>$v0, 1, menuMul</text:p>
      <text:p text:style-name="P15"><text:tab/>beq<text:tab/>$v0, 2, menuSum</text:p>
      <text:p text:style-name="P15"><text:tab/>beq<text:tab/>$v0, 3, menuQuit</text:p>
      <text:p text:style-name="P15"><text:tab/>j<text:tab/>userInterface # Invalid input</text:p>
      <text:p text:style-name="P15"><text:tab/></text:p>
      <text:p text:style-name="P15"><text:tab/>menuMul:</text:p>
      <text:p text:style-name="P15"><text:tab/><text:tab/># Ask and get number 1</text:p>
      <text:p text:style-name="P15"><text:tab/><text:tab/>la <text:tab/>$a0, strMulA</text:p>
      <text:p text:style-name="P15"><text:tab/><text:tab/>li<text:tab/>$v0, 4</text:p>
      <text:p text:style-name="P15"><text:tab/><text:tab/>syscall</text:p>
      <text:p text:style-name="P15"><text:tab/></text:p>
      <text:p text:style-name="P15"><text:tab/><text:tab/>li <text:tab/>$v0, 5</text:p>
      <text:p text:style-name="P15"><text:tab/><text:tab/>syscall</text:p>
      <text:p text:style-name="P15"><text:tab/></text:p>
      <text:p text:style-name="P15"><text:tab/><text:tab/>move <text:tab/>$t0, $v0</text:p>
      <text:p text:style-name="P15"><text:tab/></text:p>
      <text:p text:style-name="P15"><text:tab/><text:tab/># Ask and get number 2</text:p>
      <text:p text:style-name="P15"><text:tab/><text:tab/>la<text:tab/>$a0, strMulB</text:p>
      <text:p text:style-name="P15"><text:tab/><text:tab/>li<text:tab/>$v0, 4</text:p>
      <text:p text:style-name="P15"><text:tab/><text:tab/>syscall</text:p>
      <text:p text:style-name="P15"><text:tab/></text:p>
      <text:p text:style-name="P15"><text:tab/><text:tab/>li<text:tab/>$v0, 5</text:p>
      <text:p text:style-name="P15"><text:tab/><text:tab/>syscall</text:p>
      <text:p text:style-name="P15"><text:tab/></text:p>
      <text:p text:style-name="P15"><text:tab/><text:tab/>move<text:tab/>$a0, $t0</text:p>
      <text:p text:style-name="P15"><text:soft-page-break/><text:tab/><text:tab/>move <text:tab/>$a1, $v0</text:p>
      <text:p text:style-name="P15"><text:tab/></text:p>
      <text:p text:style-name="P15"><text:tab/><text:tab/># Call recursiveMultiplication</text:p>
      <text:p text:style-name="P15"><text:tab/><text:tab/>jal recursiveMultiplication</text:p>
      <text:p text:style-name="P15"><text:tab/></text:p>
      <text:p text:style-name="P15"><text:tab/><text:tab/># Print result</text:p>
      <text:p text:style-name="P15"><text:tab/><text:tab/>move <text:tab/>$t0, $v0</text:p>
      <text:p text:style-name="P15"><text:tab/></text:p>
      <text:p text:style-name="P15"><text:tab/><text:tab/>la <text:tab/>$a0, strRes</text:p>
      <text:p text:style-name="P15"><text:tab/><text:tab/>li <text:tab/>$v0, 4</text:p>
      <text:p text:style-name="P15"><text:tab/><text:tab/>syscall<text:tab/></text:p>
      <text:p text:style-name="P15"><text:tab/></text:p>
      <text:p text:style-name="P15"><text:tab/><text:tab/>move<text:tab/>$a0, $t0</text:p>
      <text:p text:style-name="P15"><text:tab/><text:tab/>li <text:tab/>$v0, 1</text:p>
      <text:p text:style-name="P15"><text:tab/><text:tab/>syscall</text:p>
      <text:p text:style-name="P15"><text:tab/></text:p>
      <text:p text:style-name="P15"><text:tab/><text:tab/># Return to menu</text:p>
      <text:p text:style-name="P15"><text:tab/><text:tab/>j <text:tab/>interfaceRepeatPoint</text:p>
      <text:p text:style-name="P15"/>
      <text:p text:style-name="P15"><text:tab/>menuSum:</text:p>
      <text:p text:style-name="P15"><text:tab/><text:tab/># Ask and get number N</text:p>
      <text:p text:style-name="P15"><text:tab/><text:tab/>la <text:tab/>$a0, strSum</text:p>
      <text:p text:style-name="P15"><text:tab/><text:tab/>li<text:tab/>$v0, 4</text:p>
      <text:p text:style-name="P15"><text:tab/><text:tab/>syscall</text:p>
      <text:p text:style-name="P15"><text:tab/></text:p>
      <text:p text:style-name="P15"><text:tab/><text:tab/>li <text:tab/>$v0, 5</text:p>
      <text:p text:style-name="P15"><text:tab/><text:tab/>syscall</text:p>
      <text:p text:style-name="P15"><text:tab/></text:p>
      <text:p text:style-name="P15"><text:tab/><text:tab/>move <text:tab/>$a0, $v0</text:p>
      <text:p text:style-name="P15"><text:tab/><text:tab/></text:p>
      <text:p text:style-name="P15"><text:tab/><text:tab/># Call recursiveSummation</text:p>
      <text:p text:style-name="P15"><text:tab/><text:tab/>jal recursiveSummation</text:p>
      <text:p text:style-name="P15"><text:tab/><text:tab/></text:p>
      <text:p text:style-name="P15"><text:tab/><text:tab/># Print result</text:p>
      <text:p text:style-name="P15"><text:tab/><text:tab/>move <text:tab/>$t0, $v0</text:p>
      <text:p text:style-name="P15"><text:tab/></text:p>
      <text:p text:style-name="P15"><text:tab/><text:tab/>la <text:tab/>$a0, strRes</text:p>
      <text:p text:style-name="P15"><text:tab/><text:tab/>li <text:tab/>$v0, 4</text:p>
      <text:p text:style-name="P15"><text:tab/><text:tab/>syscall<text:tab/></text:p>
      <text:p text:style-name="P15"><text:tab/></text:p>
      <text:p text:style-name="P15"><text:tab/><text:tab/>move<text:tab/>$a0, $t0</text:p>
      <text:p text:style-name="P15"><text:tab/><text:tab/>li <text:tab/>$v0, 1</text:p>
      <text:p text:style-name="P15"><text:tab/><text:tab/>syscall</text:p>
      <text:p text:style-name="P15"><text:tab/></text:p>
      <text:p text:style-name="P15"><text:tab/><text:tab/># Return to menu</text:p>
      <text:p text:style-name="P15"><text:tab/><text:tab/>j <text:tab/>interfaceRepeatPoint</text:p>
      <text:p text:style-name="P15"><text:tab/><text:tab/></text:p>
      <text:p text:style-name="P15"><text:tab/>menuQuit:</text:p>
      <text:p text:style-name="P15"><text:tab/><text:tab/># Restore from stack</text:p>
      <text:p text:style-name="P15"><text:tab/><text:tab/>lw <text:tab/>$ra, 0($sp)</text:p>
      <text:p text:style-name="P15"><text:tab/><text:tab/>add<text:tab/>$sp, $sp, 4</text:p>
      <text:p text:style-name="P15"><text:tab/><text:tab/>jr <text:tab/>$ra</text:p>
      <text:p text:style-name="P15"/>
      <text:p text:style-name="P15"># Description:</text:p>
      <text:p text:style-name="P15">#<text:tab/>Uses recursion to multiply two positive numbers with repeated addition</text:p>
      <text:p text:style-name="P15"># Arguments:</text:p>
      <text:p text:style-name="P15"># <text:tab/>a0: Left hand number of the multiplication</text:p>
      <text:p text:style-name="P15"># <text:tab/>a1: Right hand number of the multiplication</text:p>
      <text:p text:style-name="P15"># Returns:</text:p>
      <text:p text:style-name="P15"># <text:tab/>v0: Result of the multiplication</text:p>
      <text:p text:style-name="P17">recursiveMultiplication:</text:p>
      <text:p text:style-name="P15"><text:tab/></text:p>
      <text:p text:style-name="P15"><text:tab/># Save to stack</text:p>
      <text:p text:style-name="P15"><text:soft-page-break/><text:tab/>sub<text:tab/>$sp, $sp, 4</text:p>
      <text:p text:style-name="P15"><text:tab/>sw <text:tab/>$ra, 0($sp)</text:p>
      <text:p text:style-name="P15"><text:tab/></text:p>
      <text:p text:style-name="P15"><text:tab/># Check base case</text:p>
      <text:p text:style-name="P15"><text:tab/>ble<text:tab/>$a1, $zero, recMulBase</text:p>
      <text:p text:style-name="P15"><text:tab/></text:p>
      <text:p text:style-name="P15"><text:tab/># If not base case, call recursively for a0, a1 - 1</text:p>
      <text:p text:style-name="P15"><text:tab/>sub<text:tab/>$a1, $a1, 1</text:p>
      <text:p text:style-name="P15"><text:tab/>jal<text:tab/>recursiveMultiplication</text:p>
      <text:p text:style-name="P15"><text:tab/></text:p>
      <text:p text:style-name="P15"><text:tab/># Add number to the result of the recursive call</text:p>
      <text:p text:style-name="P15"><text:tab/># to find the current result of the multiplication</text:p>
      <text:p text:style-name="P15"><text:tab/>add<text:tab/>$v0, $v0, $a0</text:p>
      <text:p text:style-name="P15"><text:tab/></text:p>
      <text:p text:style-name="P15"><text:tab/># Return to caller</text:p>
      <text:p text:style-name="P15"><text:tab/>lw<text:tab/>$ra, 0($sp)</text:p>
      <text:p text:style-name="P15"><text:tab/>add<text:tab/>$sp, $sp, 4</text:p>
      <text:p text:style-name="P15"><text:tab/>jr <text:tab/>$ra</text:p>
      <text:p text:style-name="P15"><text:tab/></text:p>
      <text:p text:style-name="P15"><text:tab/># Handle base case</text:p>
      <text:p text:style-name="P15"><text:tab/>recMulBase:</text:p>
      <text:p text:style-name="P15"><text:tab/><text:tab/># Any number multiplied by 0 is 0</text:p>
      <text:p text:style-name="P15"><text:tab/><text:tab/>li <text:tab/>$v0, 0</text:p>
      <text:p text:style-name="P15"><text:tab/><text:tab/></text:p>
      <text:p text:style-name="P15"><text:tab/><text:tab/># Return to caller</text:p>
      <text:p text:style-name="P15"><text:tab/><text:tab/>add<text:tab/>$sp, $sp, 4</text:p>
      <text:p text:style-name="P15"><text:tab/><text:tab/>jr<text:tab/>$ra</text:p>
      <text:p text:style-name="P15"><text:tab/><text:tab/></text:p>
      <text:p text:style-name="P15"># Description:</text:p>
      <text:p text:style-name="P15">#<text:tab/>Uses recursion to sum numbers from 1 to N</text:p>
      <text:p text:style-name="P15"># Arguments:</text:p>
      <text:p text:style-name="P15"># <text:tab/>a0: N to find sum of numbers from 1 to N</text:p>
      <text:p text:style-name="P15"># Returns:</text:p>
      <text:p text:style-name="P15"># <text:tab/>v0: Result of the sum</text:p>
      <text:p text:style-name="P17">recursiveSummation:</text:p>
      <text:p text:style-name="P15"><text:tab/></text:p>
      <text:p text:style-name="P15"><text:tab/># Save to stack</text:p>
      <text:p text:style-name="P15"><text:tab/>sub<text:tab/>$sp, $sp, 8</text:p>
      <text:p text:style-name="P15"><text:tab/>sw<text:tab/>$a0, 4($sp)</text:p>
      <text:p text:style-name="P15"><text:tab/>sw <text:tab/>$ra, 0($sp)</text:p>
      <text:p text:style-name="P15"><text:tab/></text:p>
      <text:p text:style-name="P15"><text:tab/># Check base case</text:p>
      <text:p text:style-name="P15"><text:tab/>ble<text:tab/>$a0, $zero, recSumBase</text:p>
      <text:p text:style-name="P15"><text:tab/></text:p>
      <text:p text:style-name="P15"><text:tab/># If not base case, call recursively for a0 - 1</text:p>
      <text:p text:style-name="P15"><text:tab/>sub<text:tab/>$a0, $a0, 1</text:p>
      <text:p text:style-name="P15"><text:tab/>jal<text:tab/>recursiveSummation</text:p>
      <text:p text:style-name="P15"><text:tab/></text:p>
      <text:p text:style-name="P15"><text:tab/># Add number to the result of the recursive call</text:p>
      <text:p text:style-name="P15"><text:tab/># to find the sum so far</text:p>
      <text:p text:style-name="P15"><text:tab/>lw <text:tab/>$a0, 4($sp)</text:p>
      <text:p text:style-name="P15"><text:tab/>add<text:tab/>$v0, $v0, $a0</text:p>
      <text:p text:style-name="P15"><text:tab/></text:p>
      <text:p text:style-name="P15"><text:tab/># Return to caller</text:p>
      <text:p text:style-name="P15"><text:tab/>lw<text:tab/>$ra, 0($sp)</text:p>
      <text:p text:style-name="P15"><text:tab/>add<text:tab/>$sp, $sp, 8</text:p>
      <text:p text:style-name="P15"><text:tab/>jr <text:tab/>$ra</text:p>
      <text:p text:style-name="P15"><text:tab/></text:p>
      <text:p text:style-name="P15"><text:tab/># Handle base case</text:p>
      <text:p text:style-name="P15"><text:tab/>recSumBase:</text:p>
      <text:p text:style-name="P15"><text:tab/><text:tab/># Base case for sum is 0</text:p>
      <text:p text:style-name="P15"><text:tab/><text:tab/>li <text:tab/>$v0, 0</text:p>
      <text:p text:style-name="P15"><text:tab/><text:tab/></text:p>
      <text:p text:style-name="P15"><text:soft-page-break/><text:tab/><text:tab/># Return to caller</text:p>
      <text:p text:style-name="P15"><text:tab/><text:tab/>add<text:tab/>$sp, $sp, 8</text:p>
      <text:p text:style-name="P15"><text:tab/><text:tab/>jr<text:tab/>$ra</text:p>
      <text:p text:style-name="P15"><text:tab/><text:tab/></text:p>
      <text:p text:style-name="P15"><text:tab/><text:tab/></text:p>
      <text:p text:style-name="P15"><text:tab/>.data</text:p>
      <text:p text:style-name="P15">strMenu:<text:tab/>.asciiz "\n\n\t--- Menu ---\n1. Multiplication A x B\n2. Summation from 1 to N\n3. Quit\n\tPlease enter your choice as the leading number of the option: "</text:p>
      <text:p text:style-name="P15">strMulA:<text:tab/>.asciiz "Please enter A in A x B: "</text:p>
      <text:p text:style-name="P15">strMulB:<text:tab/>.asciiz "Please enter B in A x B: "</text:p>
      <text:p text:style-name="P15">strSum:<text:tab/><text:tab/>.asciiz "Please enter N in Sum 1 to N: "</text:p>
      <text:p text:style-name="P15">strRes: <text:tab/>.asciiz " - Result: "</text:p>
      <text:p text:style-name="P14"/>
      <text:p text:style-name="P19"><text:span text:style-name="T19">2</text:span>. <text:span text:style-name="T19">MIPS Program to Delete Given Value from the Linked List</text:span></text:p>
      <text:p text:style-name="P19"/>
      <text:p text:style-name="P16">#####</text:p>
      <text:p text:style-name="P16"># <text:s/>- Can you return the deleted node to the heap?</text:p>
      <text:p text:style-name="P16"># <text:s text:c="3"/>We are only changing the pointers of the linked list to remove</text:p>
      <text:p text:style-name="P16"># the given node from the chain, the node itself is not deleted.</text:p>
      <text:p text:style-name="P16"># So, it can be found in the heap.</text:p>
      <text:p text:style-name="P16"># <text:s text:c="3"/>If the question is can you deallocate the memory, my previous</text:p>
      <text:p text:style-name="P16"># research showed me that if your emulator supports it you can use</text:p>
      <text:p text:style-name="P16"># sbrk with negative values to shrink the heap but you can't remove</text:p>
      <text:p text:style-name="P16"># something from the middle this way. A solution I saw is to keep a</text:p>
      <text:p text:style-name="P16"># linked list of unused nodes to keep track of usable memory in the</text:p>
      <text:p text:style-name="P16"># heap.</text:p>
      <text:p text:style-name="P16">#####</text:p>
      <text:p text:style-name="P16"/>
      <text:p text:style-name="P16"># Description:</text:p>
      <text:p text:style-name="P16"># <text:tab/>Delete the first element from the linked list</text:p>
      <text:p text:style-name="P16"># <text:tab/>with the given value</text:p>
      <text:p text:style-name="P16"># Arguments:</text:p>
      <text:p text:style-name="P16"># <text:tab/>a0: Pointer to the linked list</text:p>
      <text:p text:style-name="P16"># <text:tab/>a1: Value of the element to delete</text:p>
      <text:p text:style-name="P16"># Returns:</text:p>
      <text:p text:style-name="P16"># <text:tab/>v0: 0 if deletion successful, -1 if not</text:p>
      <text:p text:style-name="P16"># <text:tab/>v1: Pointer to the head of the linked list</text:p>
      <text:p text:style-name="P18">Delete_x:</text:p>
      <text:p text:style-name="P16"><text:tab/></text:p>
      <text:p text:style-name="P16"><text:tab/># Start with -1 in $v0, change to 0 if deletion is made</text:p>
      <text:p text:style-name="P16"><text:tab/>li <text:tab/>$v0, -1</text:p>
      <text:p text:style-name="P16"><text:tab/></text:p>
      <text:p text:style-name="P16"><text:tab/># Check if first node is the node to delete</text:p>
      <text:p text:style-name="P16"><text:tab/>lw<text:tab/>$t0, 0($a0) <text:tab/># Pointer to second node</text:p>
      <text:p text:style-name="P16"><text:tab/>lw<text:tab/>$t1, 4($a0)<text:tab/># Value in the first node</text:p>
      <text:p text:style-name="P16"><text:tab/>beq<text:tab/>$t1, $a1, deleteX_deleteHead</text:p>
      <text:p text:style-name="P16"><text:tab/><text:tab/></text:p>
      <text:p text:style-name="P16"><text:tab/># Set temporary variables</text:p>
      <text:p text:style-name="P16"><text:tab/>move<text:tab/>$t0, $a0 <text:tab/># Address to current node</text:p>
      <text:p text:style-name="P16"><text:tab/>lw<text:tab/>$t1, 0($t0) <text:tab/># Address to the next node</text:p>
      <text:p text:style-name="P16"><text:tab/>lw <text:tab/>$t2, 4($t1)<text:tab/># Value in the next node</text:p>
      <text:p text:style-name="P16"><text:tab/></text:p>
      <text:p text:style-name="P16"><text:tab/>deleteX_loop:</text:p>
      <text:p text:style-name="P16"><text:tab/><text:tab/># Check if next node is to be deleted</text:p>
      <text:p text:style-name="P16"><text:tab/><text:tab/>beq <text:tab/>$t2, $a1, deleteX_deleteNext<text:tab/></text:p>
      <text:p text:style-name="P16"><text:tab/><text:tab/></text:p>
      <text:p text:style-name="P16"><text:tab/><text:tab/># Iterate to next loop</text:p>
      <text:p text:style-name="P16"><text:tab/><text:tab/>move <text:tab/>$t0, $t1</text:p>
      <text:p text:style-name="P16"><text:tab/><text:tab/>lw<text:tab/>$t1, 0($t0)</text:p>
      <text:p text:style-name="P16"><text:tab/><text:tab/></text:p>
      <text:p text:style-name="P16"><text:tab/><text:tab/># Check if end of list</text:p>
      <text:p text:style-name="P16"><text:tab/><text:tab/>beq<text:tab/>$t1, $zero, deleteX_endOfList</text:p>
      <text:p text:style-name="P16"><text:soft-page-break/><text:tab/><text:tab/></text:p>
      <text:p text:style-name="P16"><text:tab/><text:tab/># Load next value</text:p>
      <text:p text:style-name="P16"><text:tab/><text:tab/>lw <text:tab/>$t2, 4($t1)</text:p>
      <text:p text:style-name="P16"><text:tab/><text:tab/></text:p>
      <text:p text:style-name="P16"><text:tab/><text:tab/>j <text:tab/>deleteX_loop<text:tab/></text:p>
      <text:p text:style-name="P16"><text:tab/></text:p>
      <text:p text:style-name="P16"><text:tab/>deleteX_endOfList:</text:p>
      <text:p text:style-name="P16"><text:tab/><text:tab/># Change $v1 to head</text:p>
      <text:p text:style-name="P16"><text:tab/><text:tab/>move <text:tab/>$v1, $a0</text:p>
      <text:p text:style-name="P16"><text:tab/></text:p>
      <text:p text:style-name="P16"><text:tab/><text:tab/># Return to caller</text:p>
      <text:p text:style-name="P16"><text:tab/><text:tab/>jr<text:tab/>$ra</text:p>
      <text:p text:style-name="P16"><text:tab/></text:p>
      <text:p text:style-name="P16"><text:tab/>deleteX_deleteNext:</text:p>
      <text:p text:style-name="P16"><text:tab/><text:tab/># Get pointer to next-next node</text:p>
      <text:p text:style-name="P16"><text:tab/><text:tab/>lw<text:tab/>$t1, 0($t1)</text:p>
      <text:p text:style-name="P16"><text:tab/><text:tab/></text:p>
      <text:p text:style-name="P16"><text:tab/><text:tab/># Bypass next node to delete it from the list</text:p>
      <text:p text:style-name="P16"><text:tab/><text:tab/>sw<text:tab/>$t1, 0($t0)</text:p>
      <text:p text:style-name="P16"><text:tab/><text:tab/></text:p>
      <text:p text:style-name="P16"><text:tab/><text:tab/># Change $v1 to head</text:p>
      <text:p text:style-name="P16"><text:tab/><text:tab/>move <text:tab/>$v1, $a0</text:p>
      <text:p text:style-name="P16"><text:tab/></text:p>
      <text:p text:style-name="P16"><text:tab/><text:tab/># Set deletion successful</text:p>
      <text:p text:style-name="P16"><text:tab/><text:tab/>li <text:tab/>$v0, 0</text:p>
      <text:p text:style-name="P16"><text:tab/><text:tab/></text:p>
      <text:p text:style-name="P16"><text:tab/><text:tab/># Return to caller</text:p>
      <text:p text:style-name="P16"><text:tab/><text:tab/>jr <text:tab/>$ra</text:p>
      <text:p text:style-name="P16"><text:tab/></text:p>
      <text:p text:style-name="P16"><text:tab/>deleteX_deleteHead:</text:p>
      <text:p text:style-name="P16"><text:tab/><text:tab/># Change head</text:p>
      <text:p text:style-name="P16"><text:tab/><text:tab/>move <text:tab/>$v1, $t0</text:p>
      <text:p text:style-name="P16"><text:tab/><text:tab/></text:p>
      <text:p text:style-name="P16"><text:tab/><text:tab/># Set deletion successful</text:p>
      <text:p text:style-name="P16"><text:tab/><text:tab/>li <text:tab/>$v0, 0</text:p>
      <text:p text:style-name="P16"><text:tab/><text:tab/></text:p>
      <text:p text:style-name="P16"><text:tab/><text:tab/># Return to caller</text:p>
      <text:p text:style-name="P16"><text:tab/><text:tab/>jr <text:tab/>$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10pt" officeooo:rsid="001ad3da" officeooo:paragraph-rsid="0003b08e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MT1" style:family="text">
      <style:text-properties officeooo:rsid="000bfd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S224 – Section 6</text:p>
        <text:p text:style-name="MP1">Spring 2018 – Lab <text:span text:style-name="MT1">3</text:span></text:p>
        <text:p text:style-name="MP1">Mert Alp TAYTAK - 21602061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44S</meta:editing-duration>
    <meta:editing-cycles>6</meta:editing-cycles>
    <meta:generator>LibreOffice/5.4.1.2$Windows_X86_64 LibreOffice_project/ea7cb86e6eeb2bf3a5af73a8f7777ac570321527</meta:generator>
    <dc:date>2018-03-11T21:22:54.621000000</dc:date>
    <meta:document-statistic meta:table-count="0" meta:image-count="0" meta:object-count="0" meta:page-count="5" meta:paragraph-count="280" meta:word-count="975" meta:character-count="5210" meta:non-whitespace-character-count="4052"/>
    <meta:user-defined meta:name="Info 1"/>
    <meta:user-defined meta:name="Info 2"/>
    <meta:user-defined meta:name="Info 3"/>
    <meta:user-defined meta:name="Info 4"/>
  </office:meta>
</office:document-meta>
</file>